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700000077D79DBB2C.png" manifest:media-type="image/png"/>
  <manifest:file-entry manifest:full-path="Pictures/10007EBF000026CA00000C55DD92352E.svg" manifest:media-type="image/svg+xml"/>
  <manifest:file-entry manifest:full-path="Pictures/100002010000027E000001EF754B048D.png" manifest:media-type="image/png"/>
  <manifest:file-entry manifest:full-path="Pictures/10000201000003200000025A428E241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707cm" fo:min-width="1.569cm"/>
    </style:style>
    <style:style style:name="gr3" style:family="graphic" style:parent-style-name="standard">
      <style:graphic-properties draw:textarea-horizontal-align="justify" draw:textarea-vertical-align="middle" draw:auto-grow-height="false" fo:min-height="0.764cm" fo:min-width="1.86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6cm" svg:height="4.515cm" svg:x="4.683cm" svg:y="1.483cm">
            <draw:image xlink:href="Pictures/10000201000003200000025A428E241A.png" xlink:type="simple" xlink:show="embed" xlink:actuate="onLoad">
              <text:p/>
            </draw:image>
          </draw:frame>
          <draw:custom-shape draw:style-name="gr2" draw:text-style-name="P1" draw:layer="layout" svg:width="2.364cm" svg:height="1.913cm" svg:x="12.033cm" svg:y="2.73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" draw:text-style-name="P1" draw:layer="layout" svg:width="9.002cm" svg:height="6.976cm" svg:x="15.747cm" svg:y="0.146cm">
            <draw:image xlink:href="Pictures/100002010000027E000001EF754B048D.png" xlink:type="simple" xlink:show="embed" xlink:actuate="onLoad">
              <text:p/>
            </draw:image>
          </draw:frame>
          <draw:custom-shape draw:style-name="gr3" draw:text-style-name="P1" draw:layer="layout" svg:width="2.701cm" svg:height="2.026cm" draw:transform="skewX (-0.00104719755119662) rotate (-2.42600766027212) translate (19.011cm 7.826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name="Qemu_logo.svg" draw:style-name="gr1" draw:text-style-name="P1" draw:layer="layout" svg:width="8.797cm" svg:height="2.796cm" svg:x="6.612cm" svg:y="7.348cm">
            <draw:image xlink:href="Pictures/10007EBF000026CA00000C55DD92352E.svg" xlink:type="simple" xlink:show="embed" xlink:actuate="onLoad">
              <text:p/>
            </draw:image>
            <draw:image xlink:href="Pictures/100002010000017700000077D79DBB2C.png" xlink:type="simple" xlink:show="embed" xlink:actuate="onLoad"/>
            <svg:title>Kew the Angry Emu</svg:titl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0.7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ladimir Shakhov</meta:initial-creator>
    <meta:creation-date>2014-12-27T13:51:23.177670083</meta:creation-date>
    <dc:date>2014-12-27T13:59:15.943059143</dc:date>
    <dc:creator>Vladimir Shakhov</dc:creator>
    <meta:editing-duration>PT7M52S</meta:editing-duration>
    <meta:editing-cycles>2</meta:editing-cycles>
    <meta:generator>LibreOffice/4.3.3.2$Linux_X86_64 LibreOffice_project/430m0$Build-2</meta:generator>
    <meta:document-statistic meta:object-count="6"/>
  </office:meta>
</office:document-meta>
</file>